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905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1.455cm"/>
    </style:style>
    <style:style style:name="co14" style:family="table-column">
      <style:table-column-properties fo:break-before="auto" style:column-width="1.838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2.057cm"/>
    </style:style>
    <style:style style:name="co17" style:family="table-column">
      <style:table-column-properties fo:break-before="auto" style:column-width="1.647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194cm"/>
    </style:style>
    <style:style style:name="co20" style:family="table-column">
      <style:table-column-properties fo:break-before="auto" style:column-width="1.319cm"/>
    </style:style>
    <style:style style:name="co21" style:family="table-column">
      <style:table-column-properties fo:break-before="auto" style:column-width="1.21cm"/>
    </style:style>
    <style:style style:name="co22" style:family="table-column">
      <style:table-column-properties fo:break-before="auto" style:column-width="1.812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866cm"/>
    </style:style>
    <style:style style:name="co25" style:family="table-column">
      <style:table-column-properties fo:break-before="auto" style:column-width="2.385cm"/>
    </style:style>
    <style:style style:name="co26" style:family="table-column">
      <style:table-column-properties fo:break-before="auto" style:column-width="2.741cm"/>
    </style:style>
    <style:style style:name="co27" style:family="table-column">
      <style:table-column-properties fo:break-before="auto" style:column-width="2.085cm"/>
    </style:style>
    <style:style style:name="co28" style:family="table-column">
      <style:table-column-properties fo:break-before="auto" style:column-width="1.401cm"/>
    </style:style>
    <style:style style:name="co29" style:family="table-column">
      <style:table-column-properties fo:break-before="auto" style:column-width="1.593cm"/>
    </style:style>
    <style:style style:name="co30" style:family="table-column">
      <style:table-column-properties fo:break-before="auto" style:column-width="1.565cm"/>
    </style:style>
    <style:style style:name="co31" style:family="table-column">
      <style:table-column-properties fo:break-before="auto" style:column-width="1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Fact</text:p>
          </table:table-cell>
          <table:table-cell table:style-name="ce1" office:value-type="string">
            <text:p>Define</text:p>
          </table:table-cell>
          <table:table-cell table:style-name="ce1" office:value-type="string">
            <text:p>Split</text:p>
          </table:table-cell>
          <table:table-cell table:style-name="ce1" office:value-type="string">
            <text:p>Close</text:p>
          </table:table-cell>
          <table:table-cell table:style-name="ce1" office:value-type="string">
            <text:p>Subsume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Tautology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BGTheorySimp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Total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SimpTotal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Subsume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table:number-columns-repeated="2"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number-columns-repeated="2"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8">
            <text:p>88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table:number-columns-repeated="2"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 office:value-type="float" office:value="321">
            <text:p>321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table:number-columns-repeated="2"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table:number-columns-repeated="2"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662">
            <text:p>662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19">
            <text:p>0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table:number-columns-repeated="2"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789">
            <text:p>789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table:number-columns-repeated="2"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">
            <text:p>1</text:p>
          </table:table-cell>
          <table:table-cell office:value-type="float" office:value="11848">
            <text:p>118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1018">
            <text:p>1018</text:p>
          </table:table-cell>
          <table:table-cell office:value-type="float" office:value="4071">
            <text:p>4071</text:p>
          </table:table-cell>
          <table:table-cell office:value-type="float" office:value="10">
            <text:p>10</text:p>
          </table:table-cell>
          <table:table-cell office:value-type="float" office:value="4211">
            <text:p>4211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24535">
            <text:p>24535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66">
            <text:p>1.66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1.07">
            <text:p>1.07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">
            <text:p>1</text:p>
          </table:table-cell>
          <table:table-cell office:value-type="float" office:value="11278">
            <text:p>1127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86">
            <text:p>1486</text:p>
          </table:table-cell>
          <table:table-cell office:value-type="float" office:value="1187">
            <text:p>1187</text:p>
          </table:table-cell>
          <table:table-cell office:value-type="float" office:value="4008">
            <text:p>4008</text:p>
          </table:table-cell>
          <table:table-cell office:value-type="float" office:value="15">
            <text:p>15</text:p>
          </table:table-cell>
          <table:table-cell office:value-type="float" office:value="3979">
            <text:p>3979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22677">
            <text:p>22677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1.63">
            <text:p>1.63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.05">
            <text:p>1.0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">
            <text:p>1</text:p>
          </table:table-cell>
          <table:table-cell office:value-type="float" office:value="11765">
            <text:p>11765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76">
            <text:p>1576</text:p>
          </table:table-cell>
          <table:table-cell office:value-type="float" office:value="1411">
            <text:p>1411</text:p>
          </table:table-cell>
          <table:table-cell office:value-type="float" office:value="4250">
            <text:p>4250</text:p>
          </table:table-cell>
          <table:table-cell office:value-type="float" office:value="16">
            <text:p>16</text:p>
          </table:table-cell>
          <table:table-cell office:value-type="float" office:value="4223">
            <text:p>4223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19265">
            <text:p>19265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1.72">
            <text:p>1.72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28">
            <text:p>128</text:p>
          </table:table-cell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976">
            <text:p>976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38">
            <text:p>0.38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2">
            <text:p>0.22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">
            <text:p>1</text:p>
          </table:table-cell>
          <table:table-cell office:value-type="float" office:value="12865">
            <text:p>12865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 office:value-type="float" office:value="2089">
            <text:p>2089</text:p>
          </table:table-cell>
          <table:table-cell office:value-type="float" office:value="3626">
            <text:p>3626</text:p>
          </table:table-cell>
          <table:table-cell office:value-type="float" office:value="38">
            <text:p>38</text:p>
          </table:table-cell>
          <table:table-cell office:value-type="float" office:value="3832">
            <text:p>3832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31227">
            <text:p>31227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2.06">
            <text:p>2.06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table:number-columns-repeated="2"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table:number-columns-repeated="2"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75">
            <text:p>175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1384">
            <text:p>1384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22">
            <text:p>0.2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59">
            <text:p>159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1873">
            <text:p>1873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2">
            <text:p>2</text:p>
          </table:table-cell>
          <table:table-cell office:value-type="float" office:value="16462">
            <text:p>1646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2358">
            <text:p>2358</text:p>
          </table:table-cell>
          <table:table-cell office:value-type="float" office:value="5444">
            <text:p>5444</text:p>
          </table:table-cell>
          <table:table-cell office:value-type="float" office:value="36">
            <text:p>36</text:p>
          </table:table-cell>
          <table:table-cell office:value-type="float" office:value="6734">
            <text:p>6734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60179">
            <text:p>60179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2.73">
            <text:p>2.73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1.84">
            <text:p>1.84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648">
            <text:p>648</text:p>
          </table:table-cell>
          <table:table-cell office:value-type="float" office:value="848">
            <text:p>848</text:p>
          </table:table-cell>
          <table:table-cell office:value-type="float" office:value="19">
            <text:p>19</text:p>
          </table:table-cell>
          <table:table-cell office:value-type="float" office:value="468">
            <text:p>468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table:number-columns-repeated="2"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46">
            <text:p>0.46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.19">
            <text:p>0.19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0">
            <text:p>0</text:p>
          </table:table-cell>
          <table:table-cell office:value-type="float" office:value="65908">
            <text:p>65908</text:p>
          </table:table-cell>
          <table:table-cell office:value-type="float" office:value="32">
            <text:p>32</text:p>
          </table:table-cell>
          <table:table-cell office:value-type="float" office:value="2556">
            <text:p>2556</text:p>
          </table:table-cell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office:value-type="float" office:value="17226">
            <text:p>17226</text:p>
          </table:table-cell>
          <table:table-cell office:value-type="float" office:value="30736">
            <text:p>30736</text:p>
          </table:table-cell>
          <table:table-cell office:value-type="float" office:value="19695">
            <text:p>19695</text:p>
          </table:table-cell>
          <table:table-cell office:value-type="float" office:value="2252">
            <text:p>2252</text:p>
          </table:table-cell>
          <table:table-cell office:value-type="float" office:value="18776">
            <text:p>18776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445105">
            <text:p>44510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10.07">
            <text:p>10.0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4.26">
            <text:p>4.26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0">
            <text:p>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38223191">
            <text:p>38223191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3">
            <text:p>20.3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0.24">
            <text:p>0.24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48191">
            <text:p>48191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41">
            <text:p>0.41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850">
            <text:p>85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1">
            <text:p>0.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99605">
            <text:p>99605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31">
            <text:p>0.3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9666">
            <text:p>966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0">
            <text:p>0</text:p>
          </table:table-cell>
          <table:table-cell office:value-type="float" office:value="1148">
            <text:p>114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52">
            <text:p>52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31293">
            <text:p>31293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table:number-columns-repeated="4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33">
            <text:p>133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208205">
            <text:p>208205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4">
            <text:p>0.4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0">
            <text:p>0</text:p>
          </table:table-cell>
          <table:table-cell office:value-type="float" office:value="3840">
            <text:p>384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238254">
            <text:p>238254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59">
            <text:p>0.59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12558">
            <text:p>12558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table:number-columns-repeated="4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11787">
            <text:p>11787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0">
            <text:p>0</text:p>
          </table:table-cell>
          <table:table-cell office:value-type="float" office:value="1116">
            <text:p>1116</text:p>
          </table:table-cell>
          <table:table-cell table:number-columns-repeated="4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83">
            <text:p>8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40163">
            <text:p>40163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32">
            <text:p>0.3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0">
            <text:p>0</text:p>
          </table:table-cell>
          <table:table-cell office:value-type="float" office:value="1269">
            <text:p>126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103">
            <text:p>103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62011">
            <text:p>62011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34">
            <text:p>0.34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0">
            <text:p>0</text:p>
          </table:table-cell>
          <table:table-cell office:value-type="float" office:value="1333">
            <text:p>133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03">
            <text:p>103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63077">
            <text:p>63077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35">
            <text:p>0.3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57384">
            <text:p>5738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26">
            <text:p>0.2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0">
            <text:p>0</text:p>
          </table:table-cell>
          <table:table-cell office:value-type="float" office:value="3533">
            <text:p>35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435">
            <text:p>435</text:p>
          </table:table-cell>
          <table:table-cell office:value-type="float" office:value="1229">
            <text:p>122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67943">
            <text:p>67943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69">
            <text:p>0.69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0.3">
            <text:p>0.3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table:number-columns-repeated="7"/>
          <table:table-cell table:formula="of:=SUM([.H2:.H51])" office:value-type="float" office:value="30283">
            <text:p>30283</text:p>
          </table:table-cell>
          <table:table-cell table:number-columns-repeated="10"/>
          <table:table-cell table:formula="of:=SUM([.S2:.S51])" office:value-type="float" office:value="180.54">
            <text:p>180.54</text:p>
          </table:table-cell>
          <table:table-cell table:number-columns-repeated="4"/>
          <table:table-cell table:formula="of:=SUM([.X2:.X51])" office:value-type="float" office:value="281.38">
            <text:p>281.38</text:p>
          </table:table-cell>
        </table:table-row>
        <table:table-row table:style-name="ro1">
          <table:table-cell table:number-columns-repeated="7"/>
          <table:table-cell table:formula="of:=[.S52]/[.H52]" office:value-type="float" office:value="0.00596176072383846">
            <text:p>0.00596176072383846</text:p>
          </table:table-cell>
          <table:table-cell table:number-columns-repeated="16"/>
        </table:table-row>
      </table:table>
      <table:table table:name="None" table:style-name="ta1" table:print="false">
        <table:table-column table:style-name="co1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Fact</text:p>
          </table:table-cell>
          <table:table-cell table:style-name="ce1" office:value-type="string">
            <text:p>Define</text:p>
          </table:table-cell>
          <table:table-cell table:style-name="ce1" office:value-type="string">
            <text:p>Split</text:p>
          </table:table-cell>
          <table:table-cell table:style-name="ce1" office:value-type="string">
            <text:p>Close</text:p>
          </table:table-cell>
          <table:table-cell table:style-name="ce1" office:value-type="string">
            <text:p>Subsume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Tautology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BGTheorySimp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Total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SimpTotal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Subsume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6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office:value-type="float" office:value="374">
            <text:p>374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table:number-columns-repeated="6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2">
            <text:p>0.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245">
            <text:p>245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6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0">
            <text:p>0</text:p>
          </table:table-cell>
          <table:table-cell office:value-type="float" office:value="1584">
            <text:p>158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table:number-columns-repeated="6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number-columns-repeated="6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45">
            <text:p>0.45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office:value-type="float" office:value="851">
            <text:p>85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table:number-columns-repeated="6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16">
            <text:p>0.16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0">
            <text:p>0</text:p>
          </table:table-cell>
          <table:table-cell office:value-type="float" office:value="63897">
            <text:p>6389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129">
            <text:p>3129</text:p>
          </table:table-cell>
          <table:table-cell office:value-type="float" office:value="1411">
            <text:p>1411</text:p>
          </table:table-cell>
          <table:table-cell office:value-type="float" office:value="46895">
            <text:p>46895</text:p>
          </table:table-cell>
          <table:table-cell office:value-type="float" office:value="73">
            <text:p>73</text:p>
          </table:table-cell>
          <table:table-cell office:value-type="float" office:value="5273">
            <text:p>5273</text:p>
          </table:table-cell>
          <table:table-cell table:number-columns-repeated="6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470.37">
            <text:p>470.37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464.85">
            <text:p>464.85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828">
            <text:p>828</text:p>
          </table:table-cell>
          <table:table-cell office:value-type="float" office:value="5">
            <text:p>5</text:p>
          </table:table-cell>
          <table:table-cell office:value-type="float" office:value="362">
            <text:p>362</text:p>
          </table:table-cell>
          <table:table-cell table:number-columns-repeated="6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37">
            <text:p>0.3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13">
            <text:p>113</text:p>
          </table:table-cell>
          <table:table-cell office:value-type="float" office:value="4142">
            <text:p>4142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3.95">
            <text:p>3.95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3.68">
            <text:p>3.68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0">
            <text:p>0</text:p>
          </table:table-cell>
          <table:table-cell office:value-type="float" office:value="3445">
            <text:p>34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 office:value-type="float" office:value="2369">
            <text:p>2369</text:p>
          </table:table-cell>
          <table:table-cell office:value-type="float" office:value="6">
            <text:p>6</text:p>
          </table:table-cell>
          <table:table-cell office:value-type="float" office:value="246">
            <text:p>246</text:p>
          </table:table-cell>
          <table:table-cell table:number-columns-repeated="6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9">
            <text:p>0.99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951">
            <text:p>951</text:p>
          </table:table-cell>
          <table:table-cell office:value-type="float" office:value="959">
            <text:p>959</text:p>
          </table:table-cell>
          <table:table-cell office:value-type="float" office:value="35">
            <text:p>35</text:p>
          </table:table-cell>
          <table:table-cell office:value-type="float" office:value="593">
            <text:p>593</text:p>
          </table:table-cell>
          <table:table-cell table:number-columns-repeated="6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53">
            <text:p>0.53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0.24">
            <text:p>0.24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0">
            <text:p>0</text:p>
          </table:table-cell>
          <table:table-cell office:value-type="float" office:value="111277">
            <text:p>111277</text:p>
          </table:table-cell>
          <table:table-cell office:value-type="float" office:value="29">
            <text:p>29</text:p>
          </table:table-cell>
          <table:table-cell office:value-type="float" office:value="2122">
            <text:p>2122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  <table:table-cell office:value-type="float" office:value="13926">
            <text:p>13926</text:p>
          </table:table-cell>
          <table:table-cell office:value-type="float" office:value="22295">
            <text:p>22295</text:p>
          </table:table-cell>
          <table:table-cell office:value-type="float" office:value="60330">
            <text:p>60330</text:p>
          </table:table-cell>
          <table:table-cell office:value-type="float" office:value="1414">
            <text:p>1414</text:p>
          </table:table-cell>
          <table:table-cell office:value-type="float" office:value="12862">
            <text:p>12862</text:p>
          </table:table-cell>
          <table:table-cell table:number-columns-repeated="6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8.86">
            <text:p>38.86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29.38">
            <text:p>29.38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0">
            <text:p>0</text:p>
          </table:table-cell>
          <table:table-cell office:value-type="float" office:value="1148">
            <text:p>114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1.02">
            <text:p>1.02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29">
            <text:p>0.2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18">
            <text:p>0.18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8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8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23">
            <text:p>0.23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14">
            <text:p>0.1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4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table:number-columns-repeated="8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30">
            <text:p>230</text:p>
          </table:table-cell>
          <table:table-cell table:number-columns-repeated="8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2">
            <text:p>0.2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0">
            <text:p>0</text:p>
          </table:table-cell>
          <table:table-cell office:value-type="float" office:value="1053">
            <text:p>105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8">
            <text:p>0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0">
            <text:p>0</text:p>
          </table:table-cell>
          <table:table-cell office:value-type="float" office:value="3424">
            <text:p>342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56">
            <text:p>356</text:p>
          </table:table-cell>
          <table:table-cell office:value-type="float" office:value="1093">
            <text:p>1093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64">
            <text:p>0.64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0.27">
            <text:p>0.2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 table:number-columns-repeated="7"/>
          <table:table-cell table:formula="of:=SUM([.H2:.H47])" office:value-type="float" office:value="19546">
            <text:p>19546</text:p>
          </table:table-cell>
          <table:table-cell table:number-columns-repeated="10"/>
          <table:table-cell table:formula="of:=SUM([.S2:.S47])" office:value-type="float" office:value="304.81">
            <text:p>304.81</text:p>
          </table:table-cell>
          <table:table-cell table:number-columns-repeated="4"/>
          <table:table-cell table:formula="of:=SUM([.X2:.X47])" office:value-type="float" office:value="861.13">
            <text:p>861.13</text:p>
          </table:table-cell>
        </table:table-row>
        <table:table-row table:style-name="ro1">
          <table:table-cell table:number-columns-repeated="7"/>
          <table:table-cell table:formula="of:=[.S48]/[.H48]" office:value-type="float" office:value="0.0155944950373478">
            <text:p>0.0155944950373478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2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1T12:11:26</dc:date>
    <dc:creator>Tim Cosgrove</dc:creator>
    <meta:document-statistic meta:table-count="2" meta:cell-count="2360" meta:object-count="0"/>
    <meta:generator>OpenOffice.org/3.2$Unix OpenOffice.org_project/320m12$Build-9483</meta:generator>
  </office:meta>
</office:document-meta>
</file>